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aecf00" draw:textarea-vertical-align="middle"/>
    </style:style>
    <style:style style:name="gr3" style:family="graphic" style:parent-style-name="standard">
      <style:graphic-properties draw:fill-color="#ff950e" draw:textarea-vertical-align="middle"/>
    </style:style>
    <style:style style:name="gr4" style:family="graphic" style:parent-style-name="standard">
      <style:graphic-properties draw:fill-color="#ff8080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9.59cm" svg:x="1cm" svg:y="1cm">
          <text:p/>
        </draw:rect>
        <draw:rect draw:style-name="gr2" draw:text-style-name="P1" draw:layer="layout" svg:width="15.501cm" svg:height="17.513cm" draw:transform="skewX (-0.0027925268031904) rotate (0.0041887902047856) translate (1.504cm 1.267cm)">
          <text:p/>
        </draw:rect>
        <draw:rect draw:style-name="gr3" draw:text-style-name="P1" draw:layer="layout" svg:width="9.271cm" svg:height="17.526cm" svg:x="17.383cm" svg:y="1.254cm">
          <text:p/>
        </draw:rect>
        <draw:ellipse draw:style-name="gr4" draw:text-style-name="P2" draw:layer="layout" svg:width="6.858cm" svg:height="9.144cm" draw:transform="skewX (0.0102974425867646) rotate (0.0102974425867646) translate (3.413cm 3.321cm)">
          <text:p text:style-name="P1"><text:span text:style-name="T1">JVM</text:span></text:p>
        </draw:ellipse>
        <draw:rect draw:style-name="gr1" draw:text-style-name="P1" draw:layer="layout" svg:width="5.588cm" svg:height="7.239cm" svg:x="11.287cm" svg:y="3.286cm">
          <text:p/>
        </draw:rect>
        <draw:rect draw:style-name="gr5" draw:text-style-name="P1" draw:layer="layout" svg:width="5.207cm" svg:height="2.286cm" svg:x="11.287cm" svg:y="13.446cm">
          <text:p text:style-name="P1">Other files</text:p>
        </draw:rect>
        <draw:frame draw:style-name="gr6" draw:text-style-name="P3" draw:layer="layout" svg:width="3.673cm" svg:height="1.778cm" svg:x="2.026cm" svg:y="16.494cm">
          <draw:text-box>
            <text:p><text:span text:style-name="T2">JRE</text:span></text:p>
          </draw:text-box>
        </draw:frame>
        <draw:frame draw:style-name="gr7" draw:layer="layout" svg:width="5.334cm" svg:height="4.517cm" svg:x="11.541cm" svg:y="3.667cm">
          <draw:text-box>
            <text:list text:style-name="L1">
              <text:list-item>
                <text:p>'java' launcher</text:p>
              </text:list-item>
              <text:list-item>
                <text:p>Set of libraries e.g. rt.jar, charsets.jar, localdata.jar etc.</text:p>
              </text:list-item>
            </text:list>
          </draw:text-box>
        </draw:frame>
        <draw:frame draw:style-name="gr8" draw:layer="layout" svg:width="9.271cm" svg:height="17.315cm" svg:x="17.383cm" svg:y="1.381cm">
          <draw:text-box>
            <text:list text:style-name="L1">
              <text:list-item>
                <text:p><text:span text:style-name="T3">Development tools</text:span> e.g. javac (compiler), java (application launcher), jdb (debugger), jar (archiver), apt, appletviewer, javado, javah, javap, extcheck.</text:p>
              </text:list-item>
              <text:list-item>
                <text:p><text:span text:style-name="T3">Security Tools:</text:span> keytool, jarsigner,polictool etc</text:p>
              </text:list-item>
              <text:list-item>
                <text:p><text:span text:style-name="T3">Internationalization Tools</text:span> – native2ascii</text:p>
              </text:list-item>
              <text:list-item>
                <text:p><text:span text:style-name="T3">Remote Method Invocation (RMI) Tools</text:span> <text:span text:style-name="T4">(rmic, rmiregistry, rmid, serialver)</text:span></text:p>
              </text:list-item>
              <text:list-item>
                <text:p><text:span text:style-name="T3">Java IDL &amp; RMI-IIOP Tools</text:span><text:span text:style-name="T4"> (tnameserv, idlj, orbd, servertool)</text:span></text:p>
              </text:list-item>
              <text:list-item>
                <text:p><text:span text:style-name="T3">Java Deployment Tools</text:span><text:span text:style-name="T4"> (pack200, unpack200)</text:span></text:p>
              </text:list-item>
              <text:list-item>
                <text:p><text:span text:style-name="T3">Java Plug-in Tools</text:span><text:span text:style-name="T4"> (htmlconverter)</text:span></text:p>
              </text:list-item>
              <text:list-item>
                <text:p><text:span text:style-name="T3">Java Web Start Tools </text:span><text:span text:style-name="T4">(javaws)</text:span></text:p>
              </text:list-item>
              <text:list-item>
                <text:p><text:span text:style-name="T3">Experimental JDK Tools &amp; Utilities.</text:span></text:p>
              </text:list-item>
            </text:list>
          </draw:text-box>
        </draw:frame>
        <draw:frame draw:style-name="gr9" draw:text-style-name="P4" draw:layer="measurelines" svg:width="3.732cm" svg:height="1.987cm" svg:x="12.635cm" svg:y="18.653cm">
          <draw:text-box>
            <text:p><text:span text:style-name="T5">JD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 Adhikari</meta:initial-creator>
    <meta:creation-date>2018-01-09T21:57:34</meta:creation-date>
    <dc:date>2018-01-12T20:25:09</dc:date>
    <dc:creator>Krishna  Adhikari</dc:creator>
    <meta:editing-duration>PT1H12S</meta:editing-duration>
    <meta:editing-cycles>9</meta:editing-cycles>
    <meta:generator>OpenOffice/4.1.3$Unix OpenOffice.org_project/413m1$Build-9783</meta:generator>
    <meta:document-statistic meta:object-count="10"/>
  </office:meta>
</office:document-meta>
</file>